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7ad" officeooo:paragraph-rsid="0012e7ad"/>
    </style:style>
    <style:style style:name="T1" style:family="text">
      <style:text-properties officeooo:rsid="00148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the committee of 10</text:p>
      <text:p text:style-name="P1"/>
      <text:p text:style-name="P1">In the late 1800s there was a great amount of dissatisfaction with the secondary school system. <text:s/>D<text:span text:style-name="T1">ue to t</text:span>o this dissatisfaction which came primarily from college personnel. <text:span text:style-name="T1">T</text:span>he National Council of <text:span text:style-name="T1">E</text:span>ducation appointed a committee to address several issues. <text:s/>In 1892, this committee, known as "The Committee of 10”' <text:s/>was appointed to bring "agreement and uniformity to the problem of high school articulation." (Kolb and Waters, p.7). <text:s/>The <text:span text:style-name="T1">C</text:span>ommittee was ch<text:span text:style-name="T1">aired</text:span> by Dr. Charles Eliot, president of Harvard <text:span text:style-name="T1">U</text:span>niversity. <text:s/>For the previous 20 years, Elliott has been addressing the lack of uniformity between high school curriculum and the expectations placed <text:span text:style-name="T1">on </text:span>all students four admission to college. <text:s/>The calls of his speech in 1888. to the national education association the Committee and 10 was formed under President Ali and the Committee for nine formed nine subcommittees of ten members each. <text:s/>The <text:s text:c="2"/>and the subcommittee's his fourth, called commissions and were established to study and aspects of groups of subjects and. <text:s/>It is interesting to note the composition of these committees only one of the committee of TN was a high school principal. <text:s/>Eight of the other nine are primarily concerned with college entrance requirements to the Q the mark ofThe Committee stated that certain courses is secondary school curriculum should be eliminated and that he'd given student should only take 3 to 4 courses at a given The Committee said that even though some students may not the college time. <text:s/>Is more taken, the student may not get the most from school to calls as attention is spread too thin (NCTM). <text:s text:c="3"/>even though The Committee said that some students may not be college found they should be treated the same as a college town person a given class. <text:s/>If the student want to go into a given location, eight he should take appropriate vocational classes. <text:s/>TheCommittee suggested that studies be oriented towards the college bound and the potato course offered in a school was to be based on the subject matter(NCTM, 0164). <text:s/></text:p>
      <text:p text:style-name="P1"/>
      <text:p text:style-name="P1">SP" the committee and 10 in unanimously agree... <text:s/>That every subject which is taught <text:s text:c="6"/>at all is secondary school be taught in the same way and to the same extent every p il so long as he purses <text:s text:c="2"/>it, no matter what the probable of destination of the people may be, or at what point does education to is to cease. <text:s/>Thus for all students who study Latin or history or algebra for example, the allotment of time and a method of instruction in a given school should be the same year by </text:p>
      <text:p text:style-name="P1">year." (Bossing, p51)e The but high school students into a college prep curriculum was to "ease the burden of the colleges for the car of inadequately prepared <text:s text:c="2"/>to candidates." (Bossing <text:s text:c="2"/>p51.). <text:s/>The and in other words the committee wanted to take certain topics and push them down and highols and Hughto those pushing and should be done <text:s/>down:" in the opinion of the committee, several subjects now reserved for high school such as algebra and geometry natural science and foreign languages should be taught in earlier that now and therefore within the schools classified as elementary; or as an alternative, the secondary school. <text:s/>She made to get 2 hours earlier than at present, leaving six years and start date for the elementary school.. <text:s/>Under the present organization, elementary subjects in elementary methods are, and judgment committee, kept in use too long" (Inglid us, p291).</text:p>
      <text:p text:style-name="P1"/>
      <text:p text:style-name="P1"/>
      <text:p text:style-name="P1"/>
      <text:p text:style-name="P1">SP <text:s text:c="2"/>the committee recommended that the seventh and eighth grades, which were in elementary school, the make part of high school.Thus arithmetic should be completed by the great. <text:s/>Also stated that algebra and geometry should be informally introduced in the <text:s/>per elementary school and the algebra </text:p>
      <text:p text:style-name="P1">introduced would include topics such as solving simple equations and how to break expressions <text:s text:c="5"/></text:p>
      <text:p text:style-name="P1"/>
      <text:p text:style-name="P1">Specifics to what level material should be presented was also included algebra through quadratic equation was to be studied for pop can't. <text:s/>For week in place at the ninth grade level the study of geometry, including solid geometry, and morale of the graves was recommended for the 10th and 11th <text:soft-page-break/>years the study and trigonometry and more advanced topics in algebra was suggested for boys</text:p>
      <text:p text:style-name="P1"><text:s/>going to scientific schools. <text:s/>The Committee advice and all students should take some mathematicsafter algebra in the ninth grade so, at the suggest a schedule for a college account student per week was ninth grade, periods of algebra 10th grade three periods of geometry 11th grade two periods of algebra and two. <text:s/>The geometry twelfth-grade three. <text:s/>The trigonometry(Inglis <text:s/>, p484). <text:s/>As seen in the 11th grade thatCommittee one and school teachers to show how to how to treat an algebra or related. <text:s/>This approach was referred to as correlated mathematics in geometry level of rigor was to be raised and formal logic to be used to.</text:p>
      <text:p text:style-name="P1"/>
      <text:p text:style-name="P1">The recommendations of the committee and 10 did not come without criticism. <text:s/>Several objections for one) the most complete failure to recognize a practical vocational arts subjects; 2) <text:s text:c="2"/>the obvious dominance of the college admission to function;</text:p>
      <text:p text:style-name="P1">3) and the different differentiation differentiation of curriculums on the basis of a predominant subjects rather than on the basis of the activities of life to which </text:p>
      <text:p text:style-name="P1">p ils will apply their training;4) meet overemphasis on a study of foreign language;5) the the failure to provide for those p ils must leave school before the </text:p>
      <text:p text:style-name="P1">secondary school courses can be completed;6) the relatively small amount of flexibility, 7) and <text:s text:c="2"/>the failure in other way to provide curriculums will send it to </text:p>
      <text:p text:style-name="P1">them and the individual differences. (Ingliss <text:s/>p.666). <text:s/>However, despite these criticisms, the committee did much to help the standardization of secondary education </text:p>
      <text:p text:style-name="P1">and the U.S..</text:p>
      <text:p text:style-name="P1">And</text:p>
      <text:p text:style-name="P1"/>
      <text:p text:style-name="P1">Effect of the committee's report was slower and developing by 1911 is estimated that only 38% of the 50 largest school systems, and then put the committee's </text:p>
      <text:p text:style-name="P1">recommendations for arithmetic and practice. <text:s/>However "no other force did more to mold the current conception of the mathematics curriculum and college entrance </text:p>
      <text:p text:style-name="P1">requirements and the recommendation of the mathematics of committee of the committee of TN." (:Kolb waters P9 close parent <text:s text:c="2"/>for several several of these heses) as: </text:p>
      <text:p text:style-name="P1">waters along to say, (many current practices and attitudes can be traced back to the antecedents of the mathematics curriculum and ThatCommittee and 10)" several of </text:p>
      <text:p text:style-name="P1">these are1) college entrance requirements determine the mathematics that is selected the talk and secondary schools2) mathematics and high and school-level is equated </text:p>
      <text:p text:style-name="P1">with college prep math3) the students must choose between college prep to math courses or virtually no math courses and all. <text:s/>And4) the student &amp;s must fit to the </text:p>
      <text:p text:style-name="P1">mathematics content card and a course instead of providing some courses were mathematics content is selected that will serve the students: (a Kolbwaters p9) <text:s/></text:p>
      <text:p text:style-name="P1"/>
      <text:p text:style-name="P1"/>
      <text:p text:style-name="P1"/>
      <text:p text:style-name="P1"/>
      <text:p text:style-name="P1">Bossing, N. Princilpal of secondary Education, New Jersy Prenptice Hall, 1955.</text:p>
      <text:p text:style-name="P1">Kolb, J. &amp; Waters, W. , The Secondary Mathemaitcs Curriculum. Report to the Divison of Mathemacis, NC State Department of Public Instruciton ansd State Advisory Counci </text:p>
      <text:p text:style-name="P1">on SecondarySchool Mathematics, 1974.Thus ThatCommittee had 10 had a major influence on the education of the us and to all the 20th century.</text:p>
      <text:p text:style-name="P1"/>
      <text:p text:style-name="P1"/>
      <text:p text:style-name="P1"/>
      <text:p text:style-name="P1"><text:soft-page-break/><text:s/></text:p>
      <text:p text:style-name="P1">And</text:p>
      <text:p text:style-name="P1"><text:s/>The " </text:p>
      <text:p text:style-name="P1">Committee and 10 report was generally positive lead to formation of CEeb <text:s/></text:p>
      <text:p text:style-name="P1">The time 1893 summary:</text:p>
      <text:p text:style-name="P1"/>
      <text:p text:style-name="P1">Seven curriculum needed for college entrance</text:p>
      <text:p text:style-name="P1"/>
      <text:p text:style-name="P1">Math as important for mental discipline experiment mind as a muscle which must be exercised an</text:p>
      <text:p text:style-name="P1"/>
      <text:p text:style-name="P1">College bound</text:p>
      <text:p text:style-name="P1"/>
      <text:p text:style-name="P1">Standardization </text:p>
      <text:p text:style-name="P1">The form due to two dissatisfaction with secondary math and</text:p>
      <text:p text:style-name="P1"/>
      <text:p text:style-name="P1">Recommendations and:</text:p>
      <text:p text:style-name="P1"/>
      <text:p text:style-name="P1">Algebra one geometry mandated for college entrance to the</text:p>
      <text:p text:style-name="P1"/>
      <text:p text:style-name="P1">Rigorous proof and synthetic geometry is</text:p>
      <text:p text:style-name="P1"/>
      <text:p text:style-name="P1">Students take of arithmetic from AIDS 6 to 13</text:p>
      <text:p text:style-name="P1"/>
      <text:p text:style-name="P1">Algebra to be placed in ninth grade</text:p>
      <text:p text:style-name="P1">II. <text:s text:c="3"/>committee of the economy of time impact-curriculum development emerged as a field of specialty teachers were participants. <text:s/>1918</text:p>
      <text:p text:style-name="P1"/>
      <text:p text:style-name="P1">If an influx of immigrants need to educate masses</text:p>
      <text:p text:style-name="P1"/>
      <text:p text:style-name="P1">This before world war one a growing concern that education be more economical and more efficient and</text:p>
      <text:p text:style-name="P1"/>
      <text:p text:style-name="P1">Objectives for to identify minimum essentials of a curriculum</text:p>
      <text:p text:style-name="P1"/>
      <text:p text:style-name="P1">Recommendations: based on the press for social utility</text:p>
      <text:p text:style-name="P1"/>
      <text:p text:style-name="P1">I define teach skills people need to live and work successfully</text:p>
      <text:p text:style-name="P1"/>
      <text:p text:style-name="P1">Efficiency-best roles <text:s text:c="2"/>for lowest cost <text:s/></text:p>
      <text:p text:style-name="P1"/>
      <text:p text:style-name="P1">Led to develop of IQ an achievement test be too stimulation so the use of scientific methods <text:s/>The</text:p>
      <text:p text:style-name="P1"/>
      <text:p text:style-name="P1">III. <text:s/>Data that's <text:s text:c="2"/>the <text:s text:c="4"/>committee on problems of math and secondary education 1920-negative reactions </text:p>
      <text:p text:style-name="P1">-only learn what is useful and</text:p>
      <text:p text:style-name="P1"/>
      <text:p text:style-name="P1">to be practical</text:p>
      <text:p text:style-name="P1">i</text:p>
      <text:p text:style-name="P1">Inflows by compact and if who later found by Kilpartrick <text:s/>The who founded in progressive education <text:soft-page-break/>association compulsory attendance falls</text:p>
      <text:p text:style-name="P1"/>
      <text:p text:style-name="P1">Utility - <text:s text:c="2"/>grace good for the greatest number of people</text:p>
      <text:p text:style-name="P1"/>
      <text:p text:style-name="P1">Recommendations: individual differences of students called for different courses</text:p>
      <text:p text:style-name="P1"/>
      <text:p text:style-name="P1">Proposed three tier program based on the needs of four different gro s</text:p>
      <text:p text:style-name="P1"/>
      <text:p text:style-name="P1">Topics in math selected to serve students as instruments as in attaining a the ends in of the math and self <text:s/></text:p>
      <text:p text:style-name="P1"/>
      <text:p text:style-name="P1">IV. <text:s/>The took the 1923 report:</text:p>
      <text:p text:style-name="P1"/>
      <text:p text:style-name="P1">Generally accepted</text:p>
      <text:p text:style-name="P1"/>
      <text:p text:style-name="P1">To give instructional programs for fairly and you are well established junior and senior high school Charlie roles and compulsory attendance lulls major reason for </text:p>
      <text:p text:style-name="P1">formation</text:p>
      <text:p text:style-name="P1"/>
      <text:p text:style-name="P1">Recommendations: propose math courses <text:s text:c="2"/>four also have an eighth graders and seventh graders for all</text:p>
      <text:p text:style-name="P1"/>
      <text:p text:style-name="P1">Two programs for and grade algebra general math-day basis for IP for present <text:s text:c="2"/>day tracking system <text:s/></text:p>
      <text:p text:style-name="P1"/>
      <text:p text:style-name="P1">more the <text:s/>lective <text:s/></text:p>
      <text:p text:style-name="P1"><text:s/>calculus should not be college entrance requirements and the the</text:p>
      <text:p text:style-name="P1">V. PEA the move <text:s text:c="2"/>a committee own function of math in general education-no immediate changes were forthcoming-1940 two (begun in 1932).</text:p>
      <text:p text:style-name="P1"/>
      <text:p text:style-name="P1">Reaction cto depression</text:p>
      <text:p text:style-name="P1">Students centered</text:p>
      <text:p text:style-name="P1"/>
      <text:p text:style-name="P1">Progressive </text:p>
      <text:p text:style-name="P1"><text:s text:c="4"/>place of math in structure general education curriculum to</text:p>
      <text:p text:style-name="P1"/>
      <text:p text:style-name="P1">Recommendations: a Mano specific subject matter recommendations and the the the the the that the</text:p>
      <text:p text:style-name="P1"/>
      <text:p text:style-name="P1">Instead, select the categories of math behavior they felt necessary to problem-solving of life <text:s/>The</text:p>
      <text:p text:style-name="P1">d </text:p>
      <text:p text:style-name="P1">VI. <text:s/>Joint commission of MAA and NCTM <text:s text:c="2"/>the <text:s text:c="4"/>the-the place of math and SecondarySchool 1940 (berg a 1934) impact the delayed to world war and delayetwo the late </text:p>
      <text:p text:style-name="P1">or commissio the <text:s/>n on post war plans the</text:p>
      <text:p text:style-name="P1">Tw <text:s/>o tracks <text:s text:c="2"/>- the college verses non <text:s/>-college <text:s text:c="2"/>the</text:p>
      <text:p text:style-name="P1"/>
      <text:p text:style-name="P1">And an GEN math with readers coursework with two social utility math and</text:p>
      <text:p text:style-name="P1"/>
      <text:p text:style-name="P1">The teaching given a problem for retardation acceleration evaluations and junior college math and if that I'd go</text:p>
      <text:p text:style-name="P1"/>
      <text:p text:style-name="P1">VII. ommission on post war plans to preparation for acceptance of recommendations of CEeb. <text:soft-page-break/>positionve reaction</text:p>
      <text:p text:style-name="P1">major impact and influence nationwide.</text:p>
      <text:p text:style-name="P1"/>
      <text:p text:style-name="P1">time 1944 - ffrom 1945 on ther thrust of what should be offered was about the same</text:p>
      <text:p text:style-name="P1">major Emphasis or Reason for Formation it's at an IP established in 1900. <text:s/>Major impact in <text:s text:c="2"/>influence Nationwide</text:p>
      <text:p text:style-name="P1">A positive reaction. inaddequacies fun in math educaton testing soldiers</text:p>
      <text:p text:style-name="P1">Different strokes for different flols </text:p>
      <text:p text:style-name="P1">neeeds of slow learner recognized</text:p>
      <text:p text:style-name="P1">Led way to refomr evaluaton experimentation</text:p>
      <text:p text:style-name="P1">offered counseling</text:p>
      <text:p text:style-name="P1">Recommendations - Educattion of teachers has to e improved - methods and content</text:p>
      <text:p text:style-name="P1">functional competency ofr all who can achieve</text:p>
      <text:p text:style-name="P1">math literacy for all that can achive it</text:p>
      <text:p text:style-name="P1">use of multi--sensory aidss</text:p>
      <text:p text:style-name="P1">8.<text:tab/>College Entrance Examination Commison on Math -appointd by CEEB (est. in 1900) - major impact influence nationwide</text:p>
      <text:p text:style-name="P1">Time - 1959 CEEB greatly influenced SM SG UICSM UMAP which greatly influenced all texts. <text:s/>The</text:p>
      <text:p text:style-name="P1"/>
      <text:p text:style-name="P1">Major emphasis-performance on a nature of college entrance exams</text:p>
      <text:p text:style-name="P1"/>
      <text:p text:style-name="P1">Public dissatisfaction with math programs, curricula, instruction.</text:p>
      <text:p text:style-name="P1"/>
      <text:p text:style-name="P1">Beginning of new math</text:p>
      <text:p text:style-name="P1"/>
      <text:p text:style-name="P1">Focus was on college capable</text:p>
      <text:p text:style-name="P1"/>
      <text:p text:style-name="P1">National need for people skilled in various branches of mathematics.</text:p>
      <text:p text:style-name="P1"/>
      <text:p text:style-name="P1"/>
      <text:p text:style-name="P1"/>
      <text:p text:style-name="P1">Recommendations <text:s text:c="2"/>- </text:p>
      <text:p text:style-name="P1"><text:s text:c="2"/>emphasize concepts over <text:s text:c="2"/>manipulations</text:p>
      <text:p text:style-name="P1"/>
      <text:p text:style-name="P1">Rigorous teacher training - <text:s/>college course work in math and methods</text:p>
      <text:p text:style-name="P1"/>
      <text:p text:style-name="P1">Federal government stepped in with NSF instituted to train teachers in new math</text:p>
      <text:p text:style-name="P1"/>
      <text:p text:style-name="P1"><text:s/>calculus is college level subject</text:p>
      <text:p text:style-name="P1"/>
      <text:p text:style-name="P1">Developmental of A understanding of deductive method as a way of thinking <text:s/></text:p>
      <text:p text:style-name="P1"/>
      <text:p text:style-name="P1"><text:s/>9. <text:s/>The Cambridge conference</text:p>
      <text:p text:style-name="P1"/>
      <text:p text:style-name="P1">Very little impact</text:p>
      <text:p text:style-name="P1">concentration onf tearcher training</text:p>
      <text:p text:style-name="P1"><text:s text:c="2"/>time 1966</text:p>
      <text:p text:style-name="P1"/>
      <text:p text:style-name="P1">Major emphasis-</text:p>
      <text:p text:style-name="P1"><text:soft-page-break/><text:s text:c="2"/>a train teachers -ignore Piaget</text:p>
      <text:p text:style-name="P1"/>
      <text:p text:style-name="P1">The recommendations-use spiral the a approach</text:p>
      <text:p text:style-name="P1"/>
      <text:p text:style-name="P1">10. <text:s/>The national advisory committee on mathematics education (NACOME) - <text:s/>appointed by NSF and NCTM -little impact</text:p>
      <text:p text:style-name="P1"/>
      <text:p text:style-name="P1">Time 1975</text:p>
      <text:p text:style-name="P1"/>
      <text:p text:style-name="P1">Major emphasis-more students in greater diversity of students</text:p>
      <text:p text:style-name="P1"/>
      <text:p text:style-name="P1">New math had come under close scrutiny</text:p>
      <text:p text:style-name="P1"/>
      <text:p text:style-name="P1">To offer advice</text:p>
      <text:p text:style-name="P1"/>
      <text:p text:style-name="P1">Gave <text:s/>assessment of where we were</text:p>
      <text:p text:style-name="P1"/>
      <text:p text:style-name="P1">Sought for accountability</text:p>
      <text:p text:style-name="P1"/>
      <text:p text:style-name="P1">Recommendations-</text:p>
      <text:p text:style-name="P1"/>
      <text:p text:style-name="P1">Avoid dichotomies ( <text:s/>incorporate old math with new math)</text:p>
      <text:p text:style-name="P1"/>
      <text:p text:style-name="P1">Blend computers with problem-solving</text:p>
      <text:p text:style-name="P1"/>
      <text:p text:style-name="P1">Emphasis on all students</text:p>
      <text:p text:style-name="P1"/>
      <text:p text:style-name="P1">General understanding of capabilities and limitations of calculators and computers</text:p>
      <text:p text:style-name="P1"/>
      <text:p text:style-name="P1">In service education</text:p>
      <text:p text:style-name="P1">have effective student evaluations as an IP </text:p>
      <text:p text:style-name="P1">11. <text:s/>The prospects in mathematics education (PRIME)-MAA</text:p>
      <text:p text:style-name="P1"/>
      <text:p text:style-name="P1">1978</text:p>
      <text:p text:style-name="P1"/>
      <text:p text:style-name="P1">Major emphasis-to examine impact of technology, exploration and specialization in fields from college level instruction</text:p>
      <text:p text:style-name="P1"/>
      <text:p text:style-name="P1"><text:s text:c="2"/>he felt dominant institution would be the community college</text:p>
      <text:p text:style-name="P1"/>
      <text:p text:style-name="P1">Planning for the future</text:p>
      <text:p text:style-name="P1"/>
      <text:p text:style-name="P1">Primarily concerned with two and four-year colleges</text:p>
      <text:p text:style-name="P1"/>
      <text:p text:style-name="P1">Recommendations-new definition of basic skills </text:p>
      <text:p text:style-name="P1">establish college curriculum</text:p>
      <text:p text:style-name="P1"/>
      <text:p text:style-name="P1">To address transition problems faced by students</text:p>
      <text:p text:style-name="P1"/>
      <text:p text:style-name="P1"><text:soft-page-break/>The continuing education needs of teachers</text:p>
      <text:p text:style-name="P1"/>
      <text:p text:style-name="P1">Encourage communication needs among teachers-professional organizations</text:p>
      <text:p text:style-name="P1"/>
      <text:p text:style-name="P1">12. <text:s/>The oh an agenda for action-appointed by NCTM-favorable reaction</text:p>
      <text:p text:style-name="P1"/>
      <text:p text:style-name="P1">Time 1980</text:p>
      <text:p text:style-name="P1"/>
      <text:p text:style-name="P1">Math programs not keeping pace with changing needs of math abilities dictated by developing technologies</text:p>
      <text:p text:style-name="P1"/>
      <text:p text:style-name="P1">Shores in Kuala qualified math teachers</text:p>
      <text:p text:style-name="P1"/>
      <text:p text:style-name="P1">Recommendations-problem solving should be focus of school math to the 1980s</text:p>
      <text:p text:style-name="P1"/>
      <text:p text:style-name="P1">Strict standards for teaching math </text:p>
      <text:p text:style-name="P1"><text:s text:c="2"/>wider range of evaluation and conventional testing </text:p>
      <text:p text:style-name="P1">The accommodate diverse needs student populations</text:p>
      <text:p text:style-name="P1"/>
      <text:p text:style-name="P1">R</text:p>
      <text:p text:style-name="P1">Raise the level of public interest and s port for math instruction</text:p>
      <text:p text:style-name="P1"/>
      <text:p text:style-name="P1"/>
      <text:p text:style-name="P1"/>
      <text:p text:style-name="P1"/>
      <text:p text:style-name="P1">History of mathematics education -</text:p>
      <text:p text:style-name="P1"/>
      <text:p text:style-name="P1">1600S and 1821-</text:p>
      <text:p text:style-name="P1"/>
      <text:p text:style-name="P1">Small percent of students in school</text:p>
      <text:p text:style-name="P1"/>
      <text:p text:style-name="P1">School not compulsory, nor was it free</text:p>
      <text:p text:style-name="P1"/>
      <text:p text:style-name="P1">High schools emerged before and during the Civil War</text:p>
      <text:p text:style-name="P1"/>
      <text:p text:style-name="P1">The math texts; has ciphering the books</text:p>
      <text:p text:style-name="P1"/>
      <text:p text:style-name="P1"/>
      <text:p text:style-name="P1"/>
      <text:p text:style-name="P1">1821- <text:s text:c="3"/>1894</text:p>
      <text:p text:style-name="P1"/>
      <text:p text:style-name="P1">Colburn's the textbook stressed inductive discovery approach (based on <text:s text:c="2"/>Pestalozgies inductive method)</text:p>
      <text:p text:style-name="P1"><text:s text:c="2"/>secondary schools became free and compulsory <text:s/></text:p>
      <text:p text:style-name="P1">The rise of educational philosophies and psychologies</text:p>
      <text:p text:style-name="P1">ly</text:p>
      <text:p text:style-name="P1"><text:s text:c="2"/>founding some of professional and scholoarly societies and journals</text:p>
      <text:p text:style-name="P1"/>
      <text:p text:style-name="P1">Committee and 10 a 1893</text:p>
      <text:p text:style-name="P1"><text:soft-page-break/></text:p>
      <text:p text:style-name="P1"/>
      <text:p text:style-name="P1"/>
      <text:p text:style-name="P1">1894-1920</text:p>
      <text:p text:style-name="P1"/>
      <text:p text:style-name="P1">Arithmetic, was the colleges SecondarySchool subject, and moved into the elementary grades</text:p>
      <text:p text:style-name="P1"/>
      <text:p text:style-name="P1">Thorndike-stimulus response psychologi</text:p>
      <text:p text:style-name="P1"/>
      <text:p text:style-name="P1">Wertheimer's gestalt approach to education</text:p>
      <text:p text:style-name="P1"/>
      <text:p text:style-name="P1">The establishment of college entrance examination board</text:p>
      <text:p text:style-name="P1"/>
      <text:p text:style-name="P1">MAA <text:s text:c="2"/>the founded (1915) <text:s/></text:p>
      <text:p text:style-name="P1"/>
      <text:p text:style-name="P1">NCTm the founded(the 1920) <text:s/></text:p>
      <text:p text:style-name="P1"/>
      <text:p text:style-name="P1">Committee on economy of time 1918</text:p>
      <text:p text:style-name="P1"/>
      <text:p text:style-name="P1">Committee on problems of mathematics and secondary education 1920 two paragraphs</text:p>
      <text:p text:style-name="P1"/>
      <text:p text:style-name="P1">Child-study movement 1883-1895</text:p>
      <text:p text:style-name="P1"/>
      <text:p text:style-name="P1">Industrial the revolution</text:p>
      <text:p text:style-name="P1"/>
      <text:p text:style-name="P1">World war one</text:p>
      <text:p text:style-name="P1"/>
      <text:p text:style-name="P1"/>
      <text:p text:style-name="P1"/>
      <text:p text:style-name="P1">1920-1945</text:p>
      <text:p text:style-name="P1"/>
      <text:p text:style-name="P1">Three conflicting philosophies-drill theory, incidental learning theory, meaning theory</text:p>
      <text:p text:style-name="P1"/>
      <text:p text:style-name="P1">Rising follow progression education-utility was stressed</text:p>
      <text:p text:style-name="P1"/>
      <text:p text:style-name="P1">Jean Piaget stages of intellectual development</text:p>
      <text:p text:style-name="P1"/>
      <text:p text:style-name="P1">B. F. Skinner's operant <text:s text:c="2"/>the conditioning and</text:p>
      <text:p text:style-name="P1"/>
      <text:p text:style-name="P1">Depression</text:p>
      <text:p text:style-name="P1"/>
      <text:p text:style-name="P1">World war two-deficiencies in arithmetic knowledge and skills among world war two inductees receive national publicity</text:p>
      <text:p text:style-name="P1"/>
      <text:p text:style-name="P1">The 1923 report</text:p>
      <text:p text:style-name="P1"/>
      <text:p text:style-name="P1">PEA committee on the function of mathematics in general education-1940</text:p>
      <text:p text:style-name="P1"/>
      <text:p text:style-name="P1">Joint commission of MAA the an NCTM-the place of mathematics and secondary school 1940</text:p>
      <text:p text:style-name="P1"><text:soft-page-break/></text:p>
      <text:p text:style-name="P1">Commission on post war plans 1944</text:p>
      <text:p text:style-name="P1"/>
      <text:p text:style-name="P1">Begining of junior high error if era</text:p>
      <text:p text:style-name="P1"/>
      <text:p text:style-name="P1">1945-1975</text:p>
      <text:p text:style-name="P1"/>
      <text:p text:style-name="P1">International competition of U.S. and USSR</text:p>
      <text:p text:style-name="P1"/>
      <text:p text:style-name="P1">College and university acadamitions <text:s text:c="2"/>the turn their attention to the curricula on elementary and secondary schools-the modern mathematics movement was the result-</text:p>
      <text:p text:style-name="P1">late 1950s-mid 1970s)</text:p>
      <text:p text:style-name="P1">Tech revolution</text:p>
      <text:p text:style-name="P1"/>
      <text:p text:style-name="P1">Sputnik 1957</text:p>
      <text:p text:style-name="P1"/>
      <text:p text:style-name="P1">SMSg, <text:s text:c="2"/>the UICSM, UMAP, SSMCIS-mathematics curriculum projects influenced texts, reflected the new math trend</text:p>
      <text:p text:style-name="P1"/>
      <text:p text:style-name="P1">J <text:s/>.P. Guilford's <text:s text:c="2"/>structure of Intellect <text:s/></text:p>
      <text:p text:style-name="P1">Robert Ga <text:s/>gnes <text:s text:c="2"/>hierarchical categorizes of learning</text:p>
      <text:p text:style-name="P1"/>
      <text:p text:style-name="P1">Zoltan Dienes <text:s text:c="2"/>the multiple embodiments</text:p>
      <text:p text:style-name="P1">David Ausubel's <text:s text:c="2"/>the advanced organizers</text:p>
      <text:p text:style-name="P1"/>
      <text:p text:style-name="P1">William Brownell's <text:s text:c="2"/>meaningful learning theory</text:p>
      <text:p text:style-name="P1"/>
      <text:p text:style-name="P1">Jaron Bruner discovery learning</text:p>
      <text:p text:style-name="P1"/>
      <text:p text:style-name="P1">Henry Van Engen - <text:s text:c="8"/>the theory that arithmetic symbols r u <text:s text:c="2"/>refer to overt acts</text:p>
      <text:p text:style-name="P1"/>
      <text:p text:style-name="P1">College entrance examination board-commission of mathematics 1959</text:p>
      <text:p text:style-name="P1"/>
      <text:p text:style-name="P1">Cambridge conference 1963 </text:p>
      <text:p text:style-name="P1">Cambridge conference on teacher training 1966</text:p>
      <text:p text:style-name="P1"/>
      <text:p text:style-name="P1">National advisory committee in mathematics NACOME -a 1975</text:p>
      <text:p text:style-name="P1"/>
      <text:p text:style-name="P1">Individualize instruction; accountability</text:p>
      <text:p text:style-name="P1">nt <text:s/></text:p>
      <text:p text:style-name="P1">1975-prese</text:p>
      <text:p text:style-name="P1">The new math movement coming to close; the cry for back to basis </text:p>
      <text:p text:style-name="P1">Richard Skemp's the <text:s text:c="4"/>the relational vs. instrumental understanding</text:p>
      <text:p text:style-name="P1">Trend toward higher standard its for tea thechers <text:s text:c="2"/>and</text:p>
      <text:p text:style-name="P1">Prospects in mathematics education (PRIME) <text:s text:c="2"/>a-9 to 78</text:p>
      <text:p text:style-name="P1"/>
      <text:p text:style-name="P1">And and and community college emerging as a dominant institution</text:p>
      <text:p text:style-name="P1"/>
      <text:p text:style-name="P1">An agenda for action 1980</text:p>
      <text:p text:style-name="P1"><text:soft-page-break/></text:p>
      <text:p text:style-name="P1">Focus on problem solving if home a home a</text:p>
      <text:p text:style-name="P1"/>
      <text:p text:style-name="P1"/>
      <text:p text:style-name="P1"/>
      <text:p text:style-name="P1"/>
      <text:p text:style-name="P1"/>
      <text:p text:style-name="P1"/>
      <text:p text:style-name="P1"/>
      <text:p text:style-name="P1"/>
      <text:p text:style-name="P1">SP</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1:05:10.479000000</meta:creation-date>
    <dc:date>2014-04-24T09:34:19.854000000</dc:date>
    <meta:editing-duration>P6DT22H23M23S</meta:editing-duration>
    <meta:editing-cycles>3</meta:editing-cycles>
    <meta:generator>LibreOffice/4.1.4.2$Windows_x86 LibreOffice_project/0a0440ccc0227ad9829de5f46be37cfb6edcf72</meta:generator>
    <meta:document-statistic meta:table-count="0" meta:image-count="0" meta:object-count="0" meta:page-count="10" meta:paragraph-count="212" meta:word-count="2594" meta:character-count="16667" meta:non-whitespace-character-count="14045"/>
  </office:meta>
</office:document-meta>
</file>